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fo:font-weight="bold" officeooo:rsid="001c1e3a" officeooo:paragraph-rsid="001c1e3a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c1e3a" officeooo:paragraph-rsid="001c1e3a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de129" officeooo:paragraph-rsid="001de129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1e3a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en All Thy Mercies, O My God</text:p>
      <text:p text:style-name="P6"/>
      <text:p text:style-name="P4">When all Thy mercies, O My God,</text:p>
      <text:p text:style-name="P4">My rising soul surveys,</text:p>
      <text:p text:style-name="P4">Transported with the view, I’m lost</text:p>
      <text:p text:style-name="P4">In wonder, love and praise.</text:p>
      <text:p text:style-name="P4"/>
      <text:p text:style-name="P4">Unnumbered comforts to my soul</text:p>
      <text:p text:style-name="P4">Thy tender care bestowed,</text:p>
      <text:p text:style-name="P4">Before my infant heart conceived</text:p>
      <text:p text:style-name="P4">From whom those comforts flowed.</text:p>
      <text:p text:style-name="P4"/>
      <text:p text:style-name="P4">Ten thousand thousand precious gifts</text:p>
      <text:p text:style-name="P4">My daily thanks employ;</text:p>
      <text:p text:style-name="P4">Nor is the least a cheerful heart</text:p>
      <text:p text:style-name="P4">To taste those gifts of joy.</text:p>
      <text:p text:style-name="P4"/>
      <text:p text:style-name="P4">Thru every period of my life</text:p>
      <text:p text:style-name="P4">Thy goodness I’ll pursue,</text:p>
      <text:p text:style-name="P4">In future and in distant worlds,</text:p>
      <text:p text:style-name="P4">The glorious theme renew.</text:p>
      <text:p text:style-name="P4"/>
      <text:p text:style-name="P4">Through all eternity to Thee,</text:p>
      <text:p text:style-name="P4">A joyful song I’ll raise;</text:p>
      <text:p text:style-name="P4">But, oh! eternity’s too short</text:p>
      <text:p text:style-name="P4">To utter all Thy praise.</text:p>
      <text:p text:style-name="P3"><text:span text:style-name="T2"/></text:p>
      <text:p text:style-name="P3"/>
      <text:p text:style-name="P3">Composer: <text:span text:style-name="T1">Based on Christopher Tye, 1553</text:span></text:p>
      <text:p text:style-name="P4">In <text:span text:style-name="T2">Este’s Psalter</text:span>, 1592</text:p>
      <text:p text:style-name="P3">Lyricist: <text:span text:style-name="T1">Joseph Addison (1672-1719)</text:span></text:p>
      <text:p text:style-name="P3"/>
      <text:p text:style-name="P5">Hymns of Truth and Praise 1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29:44.052000000</meta:creation-date>
    <meta:editing-duration>PT8M39S</meta:editing-duration>
    <meta:editing-cycles>3</meta:editing-cycles>
    <meta:generator>LibreOffice/6.3.3.2$Windows_X86_64 LibreOffice_project/a64200df03143b798afd1ec74a12ab50359878ed</meta:generator>
    <dc:title>Tuba Hymn Lyrics</dc:title>
    <dc:date>2020-04-24T14:38:23.499000000</dc:date>
    <meta:print-date>2020-04-24T14:38:04.501000000</meta:print-date>
    <meta:document-statistic meta:table-count="0" meta:image-count="0" meta:object-count="0" meta:page-count="1" meta:paragraph-count="25" meta:word-count="130" meta:character-count="729" meta:non-whitespace-character-count="624"/>
    <meta:template xlink:type="simple" xlink:actuate="onRequest" xlink:title="Tuba Hymn Lyrics" xlink:href="../../../../../AppData/Roaming/LibreOffice/4/user/template/Tuba%20Hymn%20Lyrics.ott" meta:date="2020-04-24T14:29:43.840000000"/>
  </office:meta>
</office:document-meta>
</file>